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בס''ד</text:span></text:p>
      <text:p text:style-name="Standard"><text:span text:style-name="T2">פרויקט סופי סמסטר א'</text:span></text:p>
      <text:p text:style-name="Standard"><text:span text:style-name="T2">המגישות:</text:span> תמר ברלין -315148676</text:p>
      <text:p text:style-name="Standard"><text:s text:c="12"/>318633450 <text:s/>מירי <text:s/>קורנבליט -</text:p>
      <text:p text:style-name="Standard">הסבר כללי של פרוייקט:</text:p>
      <text:p text:style-name="Standard">בפרוייקט נממש את משחק ה digger <text:s/>שממשנו בתרגיל 2 רק שהפעם המשחק יהיה מונחה שעון ולא על פי תורות.</text:p>
      <text:p text:style-name="Standard"/>
      <text:p text:style-name="Standard">עקרונות המשחק נשארים זהים לעקרונות המשחק בתרגיל 2 ואולם בתרגיל זה, הוספנו פרטים:</text:p>
      <text:p text:style-name="Standard">בתחילת המשחק (ובסוף כל משחק ) ישנו תפריט בחירה האם ברצוננו לבחור משחק חדש או לצאת מהמשחק הקיים.</text:p>
      <text:p text:style-name="Standard"><text:span text:style-name="T2">תיכון:</text:span></text:p>
      <text:p text:style-name="Standard">ניהול המשחק קורה באופן הבא:</text:p>
      <text:p text:style-name="Standard">מחלקת <text:span text:style-name="T3">controller</text:span> – מנהלת את הלולאה של המשחקים, הלולאה מופעלת כל עוד לא נבחר באופציית יציאה מהמשחק.</text:p>
      <text:p text:style-name="Standard">מחלקה זו מחזיקה גם את החלון .</text:p>
      <text:p text:style-name="Standard">מחלקת <text:span text:style-name="T3">game</text:span> - <text:s/>מנהלת את הלולאה של המשחק הנוכחי , הלולאה מופעלת כל עוד לא נגמרה הקריאה מקובץ של השלבים.</text:p>
      <text:p text:style-name="Standard">מחלקה זו מחזיקה את השחקן.</text:p>
      <text:p text:style-name="Standard">מחלקת <text:span text:style-name="T3">level</text:span> – מנהלת את הלולאה של כל שלב בנפרד, הלולאה מופעלת כל עוד התנאים לקיום שלב מתקיימים.</text:p>
      <text:p text:style-name="Standard">בנוסף , המחלקות הבאות:</text:p>
      <text:p text:style-name="Standard">מחלקת <text:span text:style-name="T3">Info</text:span> <text:s/>- אחראית להדפסת תצוגת המידע הכוללת :מספר הנקודות שצבר, הזמן שנותר, מספר האבנים שנותרו לו לאכול ומספר החיים שנותרו לו .</text:p>
      <text:p text:style-name="Standard">מחלקה זו היא singletone <text:s/>.</text:p>
      <text:p text:style-name="Standard">מחלקת <text:s/><text:span text:style-name="T3">resourse</text:span> – אחראית לטעינת התמונות, השמע, הכתב <text:s/>וקבצי השלב.</text:p>
      <text:p text:style-name="Standard">גם מחלקה זו היא singltone.</text:p>
      <text:p text:style-name="Standard">מחלקת <text:span text:style-name="T3">object</text:span> ממנה יורשים static object <text:s/>ו- dynamic object שמהם יורשים האובייקטים הסטטים (מתנה, יהלום, אבן, קיר,) והאובייקטים הדינמיים (שחקן ומפלצת) בהתאמה.</text:p>
      <text:p text:style-name="Standard"><text:soft-page-break/>מחלקת <text:span text:style-name="T3">buttons</text:span> ממנה יורשים <text:span text:style-name="T3">new game</text:span> <text:s/>ו- <text:span text:style-name="T3">exit game</text:span></text:p>
      <text:p text:style-name="Standard">מחלקת <text:span text:style-name="T3">menu</text:span> המכילה ווקטור של <text:s/>מצביעים ל- buttons <text:s/>כדי לאפשר פולימורפיזם.</text:p>
      <text:p text:style-name="Standard">מחלקת<text:span text:style-name="T3">board</text:span> – המכילה וקטור על וקטור של מצביעים לאובייקטים הסטטים.</text:p>
      <text:p text:style-name="Standard">והיא למעשה הלוח של המשחק.</text:p>
      <text:p text:style-name="Standard">במשחק ישנן 2 מנגינות – האחת מנגינת רקע כל עוד המשחק מופעל, והשניה- מנגינה בעת "בליעת" יהלום או אבן.</text:p>
      <text:p text:style-name="Standard"/>
      <text:p text:style-name="Standard"><text:span text:style-name="T2">פורמט קובץ השלב:</text:span></text:p>
      <text:p text:style-name="Standard">כל שלב נקרא בקובץ נפרד.</text:p>
      <text:p text:style-name="Standard">כדי להוסיף שלב צריך לדאוג ששם הקובץ יהיה בשם level בתוספת i בהתאם למספר השלב.</text:p>
      <text:p text:style-name="Standard"><text:span text:style-name="T2">רשימת הקבצים החדשים שנוצרו </text:span></text:p>
      <text:p text:style-name="Standard"><text:span text:style-name="T2">קבצי הinclude:</text:span></text:p>
      <text:p text:style-name="Standard"><text:span text:style-name="T3">Controller.h- </text:span>רשימת הפונקציות והתכונות שקשורות לניהול הראשי של המשחקים.</text:p>
      <text:p text:style-name="Standard"><text:span text:style-name="T3">- Level.h</text:span> <text:span text:style-name="T3"><text:s/></text:span>רשימת הפונקציות והתכונות שקשורות לניהול שלב </text:p>
      <text:p text:style-name="Standard"><text:span text:style-name="T3">Game.h- </text:span>כתיבת רשימת הפונקציות והתכונות שקשורות לקריאת הלולאה שמנהלת את המשחק</text:p>
      <text:p text:style-name="Standard"><text:span text:style-name="T3">Board.h- </text:span>רשימת הפונקציות והתכונות שקשורות ללוח המשחק </text:p>
      <text:p text:style-name="Standard"><text:span text:style-name="T3">Diamond.h-</text:span> רשימת הפונקציות והתכונות שקשורות ליהלום.</text:p>
      <text:p text:style-name="Standard"><text:span text:style-name="T3">DinamicObject.h- <text:s text:c="2"/></text:span>כתיבת רשימת הפונקציות והתכונות שקשורות לאובייקטים הדינמיים</text:p>
      <text:p text:style-name="Standard"><text:span text:style-name="T3">ExitGame.h- </text:span>רשימת הפונקציות והתכונות שקשורות ללחצן היציאה</text:p>
      <text:p text:style-name="Standard"><text:span text:style-name="T3">present.h- </text:span><text:s/>רשימת הפונקציות והתכונות שקשורות <text:s/>ל3 <text:s/>סוגי המתנות</text:p>
      <text:p text:style-name="Standard"><text:span text:style-name="T3">presentScore.h- </text:span>רשימת הפונקציות והתכונות שקשורות למתנת תוספת הניקוד</text:p>
      <text:p text:style-name="Standard"><text:span text:style-name="T3">PresentStone.h- </text:span>רשימת הפונקציות והתכונות שקשורות למתנת תוספת האבנים המותרת לאכול.</text:p>
      <text:p text:style-name="Standard"><text:span text:style-name="T3">presentTime.h- </text:span>רשימת הפונקציות והתכונות שקשורות למתנת הזמן</text:p>
      <text:p text:style-name="Standard"><text:span text:style-name="T3">Info.h- </text:span>רשימת הפונקציות והתכונות שקשורות לתצוגת המידע<text:span text:style-name="T3"> </text:span></text:p>
      <text:p text:style-name="Standard"><text:span text:style-name="T3">Menu.h- </text:span><text:s/>רשימת הפונקציות והתכונות שקשורות לתפריט</text:p>
      <text:p text:style-name="Standard"><text:span text:style-name="T3">Monster.h- <text:s/></text:span>רשימת הפונקציות והתכונות שקשורות ל2 סוגי המפלצות</text:p>
      <text:p text:style-name="Standard"><text:soft-page-break/><text:span text:style-name="T3">NewGame.h- <text:s/></text:span>רשימת הפונקציות והתכונות שקשורות ללחצן המשחק חדש</text:p>
      <text:p text:style-name="Standard"><text:span text:style-name="T3">Object.h- </text:span>רשימת הפונקציות והתכונות שקשורות לכל האובייקטים</text:p>
      <text:p text:style-name="Standard"><text:span text:style-name="T3">Button.h- </text:span><text:s/>רשימת הפונקציות והתכונות שקשורות לכפתורי המשחק</text:p>
      <text:p text:style-name="Standard"><text:span text:style-name="T3">RegularMonster.h-</text:span> רשימת הפונקציות והתכונות שקשורות למפלצת הרגילה</text:p>
      <text:p text:style-name="Standard"><text:span text:style-name="T3">Resources.h-</text:span> רשימת הפונקציות והתכונות שקשורות להכנסת התמונות של המשחק לווקטור<text:span text:style-name="T3"> </text:span></text:p>
      <text:p text:style-name="Standard"><text:span text:style-name="T3">SmartMonster.h- </text:span>רשימת הפונקציות והתכונות שקשורות למפלצת החכמה</text:p>
      <text:p text:style-name="Standard"><text:span text:style-name="T3">StaticObject.h- </text:span>רשימת הפונקציות והתכונות שקשורות לכל האובייקטים הסטטיים</text:p>
      <text:p text:style-name="Standard"><text:span text:style-name="T3">Stone.h- </text:span>רשימת הפונקציות והתכונות שקשורות לאובייקט אבן</text:p>
      <text:p text:style-name="Standard"><text:span text:style-name="T3">Wall.h- </text:span>רשימת הפונקציות והתכונות שקשורות לאובייקט קיר</text:p>
      <text:p text:style-name="Standard"><text:span text:style-name="T3">marcos.h- <text:s/></text:span><text:s/>רשימת ה-consts <text:s/>וה- enum הממומשים בתכנית.</text:p>
      <text:p text:style-name="P1"/>
      <text:p text:style-name="Standard"><text:span text:style-name="T2">קבציresources:</text:span></text:p>
      <text:p text:style-name="Standard"/>
      <text:p text:style-name="Standard"><text:span text:style-name="T2">קבצי src:</text:span></text:p>
      <text:p text:style-name="Standard"><text:span text:style-name="T3">Controller.cpp- </text:span>מימוש לולאת ה-run <text:s/>שמנהלת משחקים ,מציגה הפסד או ניצחון.</text:p>
      <text:p text:style-name="Standard"><text:span text:style-name="T3">Game.cpp- </text:span>מימוש הלולאה שמנהלת את שלבי המשחק, מימוש restart <text:s/>במקרים בהם נצטרך לאתחל את השלב. </text:p>
      <text:p text:style-name="Standard"><text:span text:style-name="T3">Level.cpp- </text:span>מימוש הלולאה שמנהלת את השלב הנוכחי ומופעלת בהתאם לתנאים.</text:p>
      <text:p text:style-name="Standard">מימוש פונקצית move <text:s/>של השחקן והמפלצות , מימוש פונקציית collide <text:s/>של השחקן והמפלצות עם האובייקטים הסטטים ושל המפלצת עם השחקן.</text:p>
      <text:p text:style-name="Standard">מימוש תצוגת המידע המשתנה משלב לשלב.</text:p>
      <text:p text:style-name="Standard"><text:span text:style-name="T3">Board.cpp- </text:span>מימוש הפונקציות שקשורות לקריאה מהקובץ והוספת האובייקטים על הלוח כמו גם את המפלצות. מימוש פונקצית מחיקת תא במשחק. מימוש פונקציה הנותנת מידע על תוכן בתא מסוים על לוח המשחק<text:span text:style-name="T3">.</text:span></text:p>
      <text:p text:style-name="Standard"><text:span text:style-name="T3">Button.cpp- </text:span>מימוש הפונקציות שקשורות לכפתורי המשחק</text:p>
      <text:p text:style-name="Standard"><text:span text:style-name="T3">. Diamond.cpp- </text:span>מימוש<text:span text:style-name="T3"> </text:span>הפונקציות שקשורות ליהלום התנגשות שחקן ביהלום </text:p>
      <text:p text:style-name="Standard"><text:span text:style-name="T3">DinamicObject.cpp</text:span>- פונקציות שקשורות לכל האובייקטים הדינמיים ,כמו ההתנגשות שהיא וירטואלית טהורה ועוד<text:span text:style-name="T3"> .</text:span></text:p>
      <text:p text:style-name="Standard"><text:soft-page-break/><text:span text:style-name="T3"><text:s/></text:span><text:s text:c="2"/><text:span text:style-name="T3">ExitGame.cpp-</text:span>מימוש הפונקציות שקשורות לכפתור היציאה מהמשחק</text:p>
      <text:p text:style-name="Standard"><text:span text:style-name="T3">Present.cpp- </text:span>הפונקציות שקשורות לכל שלוש סוגי המתנות<text:span text:style-name="T3">.</text:span></text:p>
      <text:p text:style-name="Standard"><text:span text:style-name="T3">presentScore.cpp- </text:span>מימוש הפונקציות שקשורות להתנגשות במתנה זאת</text:p>
      <text:p text:style-name="Standard"><text:span text:style-name="T3">presentStone.cpp- </text:span>מימוש הפונקציות שקשורות להתנגשות במתנה זאת</text:p>
      <text:p text:style-name="Standard"><text:span text:style-name="T3">presentTime.cpp- </text:span>מימוש הפונקציות שקשורות להתנגשות במתנה זאת</text:p>
      <text:p text:style-name="Standard"><text:span text:style-name="T3">Info.cpp- </text:span>מימוש הפונקציות שקשורות לתצוגת המידע</text:p>
      <text:p text:style-name="Standard"><text:span text:style-name="T3">Main.cpp- </text:span>הפונקציה הראשית שמתחילה את המשחק</text:p>
      <text:p text:style-name="Standard"><text:span text:style-name="T3">Menu.cpp- </text:span>מימוש הפונקציות שקשורות לתפריט</text:p>
      <text:p text:style-name="Standard"><text:span text:style-name="T3">Monster.cpp- <text:s/></text:span>מימוש <text:s/>הפונקציות שקשורות לשני סוגי המפלצות כמו התנגשות שכן אין הבדל בין התנגשות במפלצת רגילה להתנגשות במפלצת "חכמה"<text:span text:style-name="T3">.</text:span></text:p>
      <text:p text:style-name="Standard"><text:span text:style-name="T3">NewGame.cpp- </text:span>מימוש הפונקציות שקשורות ללחיצה על הכפתור משחק חדש.</text:p>
      <text:p text:style-name="Standard"><text:span text:style-name="T3">Object.cpp- </text:span>מימוש הפונקציות שקשורות לכל האובייקטים במשחק<text:span text:style-name="T3"> </text:span>כמו התנגשות שהיא וירטואלית<text:span text:style-name="T3"> </text:span>טהורה</text:p>
      <text:p text:style-name="Standard"><text:span text:style-name="T3">RegularMonster.cpp- </text:span>מימוש הפונקציות שקשורות למפלצת הרגילה (תזוזה)</text:p>
      <text:p text:style-name="Standard"><text:span text:style-name="T3">SmartMonster.cpp- </text:span>מימוש הפונקציות שקשורות למפלצת החכמה (תזוזה וכו)</text:p>
      <text:p text:style-name="Standard"><text:span text:style-name="T3">StaticObject.cpp- </text:span>מימוש הפונקציות שקשורות לכל האובייקטים הסטטיים במשחק</text:p>
      <text:p text:style-name="Standard"><text:span text:style-name="T3">Stone.cpp- </text:span>מימוש הפונקציות שקשורות לאבן במשחק (כמו התנגשות וכו)</text:p>
      <text:p text:style-name="Standard"><text:span text:style-name="T3">Wall.cpp- </text:span>מימוש הפונקציות שקשורות לקיר במשחק (כמו התנגשות וכו)</text:p>
      <text:p text:style-name="Standard"><text:span text:style-name="T2">מבני נתונים עיקריים ותפקידיהם:</text:span></text:p>
      <text:p text:style-name="Standard">Vector&lt;vector&lt;staticObject*&gt;&gt; מחזיק את לוח האובייקטים הסטטים המהווה את לוח המשחק</text:p>
      <text:p text:style-name="Standard"><text:span text:style-name="T2">אלגוריתמים ראויים לציון:</text:span></text:p>
      <text:p text:style-name="Standard">נוסחת מנהטן לחישוב מרחק בה נעזרנו לאלגוריתם המפלצות החכמות.</text:p>
      <text:p text:style-name="Standard">חישוב תוזזת המפלצות והשחקן על פי הצירים.</text:p>
      <text:p text:style-name="Standard"><text:span text:style-name="T2">באגים ידועים לנו:</text:span> </text:p>
      <text:p text:style-name="Standard">תעופת תוכנית בשל גישה למקום לא קיים בזיכרון.</text:p>
      <text:p text:style-name="P2"/>
      <text:p text:style-name="P1"><text:bookmark text:name="_GoBack"/></text:p>
      <text:p text:style-name="Standard"><text:soft-page-break/><text:s text:c="2"/></text:p>
      <text:p text:style-name="Standard"/>
      <text:p text:style-name="Standard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he" style:country-complex="IL"/>
    </style:default-style>
    <style:default-style style:family="paragraph">
      <style:paragraph-properties fo:margin-top="0cm" fo:margin-bottom="0.353cm" fo:line-height="115%"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n" fo:country="US" style:letter-kerning="true" style:font-name-asian="Tahoma" style:font-size-asian="11pt" style:language-asian="en" style:country-asian="US" style:font-name-complex="F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>
      <style:paragraph-properties fo:margin-left="1.27cm" fo:margin-right="0cm" fo:margin-top="0cm" fo:margin-bottom="0.282cm" fo:line-height="105%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rl-tb" style:layout-grid-color="#c0c0c0" style:layout-grid-lines="2461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יעלי</meta:initial-creator>
    <dc:creator>מירי קורנבליט</dc:creator>
    <meta:editing-cycles>2</meta:editing-cycles>
    <meta:creation-date>2020-02-02T19:38:00</meta:creation-date>
    <dc:date>2020-02-02T22:27:34.73</dc:date>
    <meta:editing-duration>PT00H00M00S</meta:editing-duration>
    <meta:generator>OpenOffice.org/3.1$Win32 OpenOffice.org_project/310m19$Build-9420</meta:generator>
    <meta:document-statistic meta:table-count="0" meta:image-count="0" meta:object-count="0" meta:page-count="5" meta:paragraph-count="90" meta:word-count="864" meta:character-count="5260"/>
    <meta:template xlink:type="simple" xlink:actuate="onRequest" xlink:title="Normal" xlink:href=""/>
  </office:meta>
</office:document-meta>
</file>